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style:font-name="Liberation Serif" fo:font-size="14pt" style:font-size-asian="14pt" style:font-size-complex="14pt"/>
    </style:style>
    <style:style style:name="P2" style:family="paragraph" style:parent-style-name="Preformatted_20_Text">
      <style:paragraph-properties fo:margin-top="0cm" fo:margin-bottom="0.499cm" style:contextual-spacing="false"/>
      <style:text-properties style:font-name="Liberation Serif" fo:font-size="14pt" style:font-size-asian="14pt" style:font-size-complex="14pt"/>
    </style:style>
    <style:style style:name="P3" style:family="paragraph" style:parent-style-name="Preformatted_20_Text">
      <style:paragraph-properties fo:margin-top="0cm" fo:margin-bottom="0.499cm" style:contextual-spacing="false"/>
      <style:text-properties style:font-name="Liberation Serif" fo:font-size="14pt" officeooo:rsid="001d89e9" officeooo:paragraph-rsid="001d89e9" style:font-size-asian="14pt" style:font-size-complex="14pt"/>
    </style:style>
    <style:style style:name="P4" style:family="paragraph" style:parent-style-name="Preformatted_20_Text">
      <style:text-properties style:font-name="Liberation Serif" fo:font-size="14pt" officeooo:rsid="001d89e9" officeooo:paragraph-rsid="001d89e9" style:font-size-asian="14pt" style:font-size-complex="14pt"/>
    </style:style>
    <style:style style:name="P5" style:family="paragraph" style:parent-style-name="Preformatted_20_Text">
      <style:paragraph-properties fo:text-align="center" style:justify-single-word="false"/>
      <style:text-properties style:font-name="Liberation Serif" fo:font-size="14pt" officeooo:rsid="001d89e9" officeooo:paragraph-rsid="001d89e9" style:font-size-asian="14pt" style:font-size-complex="14pt"/>
    </style:style>
    <style:style style:name="P6" style:family="paragraph" style:parent-style-name="Preformatted_20_Text">
      <style:paragraph-properties fo:text-align="center" style:justify-single-word="false"/>
      <style:text-properties style:font-name="Liberation Serif" fo:font-size="14pt" officeooo:rsid="001d89e9" officeooo:paragraph-rsid="001dc6fa" style:font-size-asian="14pt" style:font-size-complex="14pt"/>
    </style:style>
    <style:style style:name="P7" style:family="paragraph" style:parent-style-name="Preformatted_20_Text">
      <style:paragraph-properties fo:text-align="start" style:justify-single-word="false"/>
      <style:text-properties style:font-name="Liberation Serif" fo:font-size="14pt" officeooo:rsid="001d89e9" officeooo:paragraph-rsid="001d89e9" style:font-size-asian="14pt" style:font-size-complex="14pt"/>
    </style:style>
    <style:style style:name="P8" style:family="paragraph" style:parent-style-name="Preformatted_20_Text">
      <style:text-properties style:font-name="Liberation Serif" fo:font-size="14pt" officeooo:rsid="001d89e9" officeooo:paragraph-rsid="001dc6fa" style:font-size-asian="14pt" style:font-size-complex="14pt"/>
    </style:style>
    <style:style style:name="P9" style:family="paragraph" style:parent-style-name="Preformatted_20_Text">
      <style:text-properties style:font-name="Liberation Serif" fo:font-size="14pt" officeooo:paragraph-rsid="001d89e9" style:font-size-asian="14pt" style:font-size-complex="14pt"/>
    </style:style>
    <style:style style:name="P10" style:family="paragraph" style:parent-style-name="Preformatted_20_Text">
      <style:paragraph-properties fo:margin-top="0cm" fo:margin-bottom="0.499cm" style:contextual-spacing="false"/>
      <style:text-properties style:font-name="Liberation Serif" fo:font-size="14pt" officeooo:paragraph-rsid="001d89e9" style:font-size-asian="14pt" style:font-size-complex="14pt"/>
    </style:style>
    <style:style style:name="P11" style:family="paragraph" style:parent-style-name="Preformatted_20_Text">
      <style:paragraph-properties fo:text-align="center" style:justify-single-word="false"/>
      <style:text-properties style:font-name="Liberation Serif" fo:font-size="14pt" officeooo:paragraph-rsid="001d89e9" style:font-size-asian="14pt" style:font-size-complex="14pt"/>
    </style:style>
    <style:style style:name="P12" style:family="paragraph" style:parent-style-name="Preformatted_20_Text">
      <style:paragraph-properties fo:text-align="start" style:justify-single-word="false"/>
      <style:text-properties style:font-name="Liberation Serif" fo:font-size="14pt" style:font-size-asian="14pt" style:font-size-complex="14pt"/>
    </style:style>
    <style:style style:name="P13" style:family="paragraph" style:parent-style-name="Preformatted_20_Text">
      <style:paragraph-properties fo:text-align="start" style:justify-single-word="false"/>
      <style:text-properties style:font-name="Liberation Serif" fo:font-size="14pt" officeooo:paragraph-rsid="001d89e9" style:font-size-asian="14pt" style:font-size-complex="14pt"/>
    </style:style>
    <style:style style:name="P14" style:family="paragraph" style:parent-style-name="Preformatted_20_Text">
      <style:paragraph-properties fo:margin-top="0cm" fo:margin-bottom="0.499cm" style:contextual-spacing="false"/>
      <style:text-properties style:font-name="Liberation Serif" fo:font-size="14pt" officeooo:rsid="001dc6fa" officeooo:paragraph-rsid="001dc6fa" style:font-size-asian="14pt" style:font-size-complex="14pt"/>
    </style:style>
    <style:style style:name="P15" style:family="paragraph" style:parent-style-name="Preformatted_20_Text">
      <style:text-properties style:font-name="Liberation Serif" fo:font-size="14pt" officeooo:paragraph-rsid="001dc6fa" style:font-size-asian="14pt" style:font-size-complex="14pt"/>
    </style:style>
    <style:style style:name="P16" style:family="paragraph" style:parent-style-name="Preformatted_20_Text">
      <style:paragraph-properties fo:margin-top="0cm" fo:margin-bottom="0.499cm" style:contextual-spacing="false"/>
      <style:text-properties style:font-name="Liberation Serif" fo:font-size="14pt" officeooo:paragraph-rsid="001dc6fa" style:font-size-asian="14pt" style:font-size-complex="14pt"/>
    </style:style>
    <style:style style:name="P17" style:family="paragraph" style:parent-style-name="Preformatted_20_Text">
      <style:text-properties style:font-name="Liberation Serif" fo:font-size="14pt" officeooo:paragraph-rsid="001e0656" style:font-size-asian="14pt" style:font-size-complex="14pt"/>
    </style:style>
    <style:style style:name="P18" style:family="paragraph" style:parent-style-name="Preformatted_20_Text">
      <style:text-properties style:font-name="Liberation Serif" fo:font-size="14pt" officeooo:rsid="001e0656" officeooo:paragraph-rsid="001e0656" style:font-size-asian="14pt" style:font-size-complex="14pt"/>
    </style:style>
    <style:style style:name="P19" style:family="paragraph" style:parent-style-name="Preformatted_20_Text">
      <style:text-properties style:font-name="Liberation Serif" fo:font-size="14pt" style:font-size-asian="14pt" style:font-size-complex="14pt"/>
    </style:style>
    <style:style style:name="P20" style:family="paragraph" style:parent-style-name="Preformatted_20_Text">
      <style:text-properties style:font-name="Liberation Serif" fo:font-size="14pt" officeooo:paragraph-rsid="001d89e9" style:font-size-asian="14pt" style:font-size-complex="14pt"/>
    </style:style>
    <style:style style:name="P21" style:family="paragraph" style:parent-style-name="Preformatted_20_Text">
      <style:text-properties style:font-name="Liberation Serif" fo:font-size="14pt" style:font-size-asian="14pt" style:font-size-complex="14pt"/>
    </style:style>
    <style:style style:name="P22" style:family="paragraph" style:parent-style-name="Preformatted_20_Text">
      <style:paragraph-properties fo:margin-top="0cm" fo:margin-bottom="0.499cm" style:contextual-spacing="false"/>
      <style:text-properties style:font-name="Liberation Serif" fo:font-size="14pt" style:font-size-asian="14pt" style:font-size-complex="14pt"/>
    </style:style>
    <style:style style:name="T1" style:family="text">
      <style:text-properties officeooo:rsid="001d89e9"/>
    </style:style>
    <style:style style:name="T2" style:family="text">
      <style:text-properties officeooo:rsid="001dc6fa"/>
    </style:style>
    <style:style style:name="T3" style:family="text">
      <style:text-properties officeooo:rsid="001f870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EXERCISE 1</text:p>
      <text:p text:style-name="P1"/>
      <text:p text:style-name="P4">AIM : </text:p>
      <text:p text:style-name="P4"/>
      <text:p text:style-name="P12">Write a NumPy program to create an element-wise comparison (greater, greater_equal, less and less_equal) of two given arrays.</text:p>
      <text:p text:style-name="P1"/>
      <text:p text:style-name="P1"/>
      <text:p text:style-name="P4">PROGRAM :</text:p>
      <text:p text:style-name="P4"/>
      <text:p text:style-name="P1">import numpy as np</text:p>
      <text:p text:style-name="P1">a=np.array([7,2,3])</text:p>
      <text:p text:style-name="P1">b=np.array([4,5,3])</text:p>
      <text:p text:style-name="P1">print("Greater")</text:p>
      <text:p text:style-name="P1">print(np.greater(a,b))</text:p>
      <text:p text:style-name="P1">print(np.greater_equal(a,b))</text:p>
      <text:p text:style-name="P17">print("Less")</text:p>
      <text:p text:style-name="P18">print(np.less(a,b))</text:p>
      <text:p text:style-name="P1">print(np.less_equal(a,b))</text:p>
      <text:p text:style-name="P2"/>
      <text:p text:style-name="P3"/>
      <text:p text:style-name="P3">OUTPUT :</text:p>
      <text:p text:style-name="P9">Greate<text:span text:style-name="T1">r</text:span></text:p>
      <text:p text:style-name="P9">[ True False False]</text:p>
      <text:p text:style-name="P9">[ True False <text:s/>True]</text:p>
      <text:p text:style-name="P9">Less</text:p>
      <text:p text:style-name="P9">[False <text:s/>True False]</text:p>
      <text:p text:style-name="P17">[False <text:s/>True <text:s/>True]</text:p>
      <text:p text:style-name="P10">[ 1 <text:s/>2 <text:s/>3 <text:s/>4 <text:s/>5 <text:s/>6 <text:s/>7 <text:s/>8 <text:s/>9 10]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5">EXERCISE 2</text:p>
      <text:p text:style-name="P5"/>
      <text:p text:style-name="P7">AIM : </text:p>
      <text:p text:style-name="P7"/>
      <text:p text:style-name="P1">Write a NumPy program to create an array of all the even integers from 30 to 70.</text:p>
      <text:p text:style-name="P1"/>
      <text:p text:style-name="P1"/>
      <text:p text:style-name="P4">PROGRAM :<text:line-break/></text:p>
      <text:p text:style-name="P2">print(np.arange(30,70,2)</text:p>
      <text:p text:style-name="P2"/>
      <text:p text:style-name="P3">OUTPUT : </text:p>
      <text:p text:style-name="P10"><text:bookmark text:name="cell-id=3d7737e2-29fe-48f2-aac4-d423326f4737"/>[30 32 34 36 38 40 42 44 46 48 50 52 54 56 58 60 62 64 66 68]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5">EXERCISE 3</text:p>
      <text:p text:style-name="P5"/>
      <text:p text:style-name="P7">AIM :</text:p>
      <text:p text:style-name="P7"/>
      <text:p text:style-name="P7">Write a NumPy program to create a 3x3 identity matrix.</text:p>
      <text:p text:style-name="P7"/>
      <text:p text:style-name="P7"/>
      <text:p text:style-name="P7">PROGRAM :</text:p>
      <text:p text:style-name="P1"/>
      <text:p text:style-name="P1">a=np.identity(3,dtype=int)</text:p>
      <text:p text:style-name="P2">print(a)</text:p>
      <text:p text:style-name="P2"/>
      <text:p text:style-name="P3">OUTPUT : </text:p>
      <text:p text:style-name="P9"><text:bookmark text:name="cell-id=75cdd786-cb23-4144-8c29-e0ca3a022bac"/>[[1 0 0]</text:p>
      <text:p text:style-name="P9"><text:s/>[0 1 0]</text:p>
      <text:p text:style-name="P10"><text:s/>[0 0 1]]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5">EXERCISE 4</text:p>
      <text:p text:style-name="P11"/>
      <text:p text:style-name="P7">AIM : </text:p>
      <text:p text:style-name="P13"><text:s/></text:p>
      <text:p text:style-name="P13">Write a NumPy program to create a vector with values from 0 to 20 and change the sign of the numbers in the range from 9 to 15. </text:p>
      <text:p text:style-name="P13"/>
      <text:p text:style-name="P13"/>
      <text:p text:style-name="P7">PROGRAM :<text:line-break/></text:p>
      <text:p text:style-name="P1">s=np.arange(21)</text:p>
      <text:p text:style-name="P1">print("Original Array : \n",s)</text:p>
      <text:p text:style-name="P1">print("After changing the sign of the numbers in the range from 9 to 15:")</text:p>
      <text:p text:style-name="P1">s[(s &gt;= 9) &amp; (s &lt;= 15)] *= -1</text:p>
      <text:p text:style-name="P2">print(s)</text:p>
      <text:p text:style-name="P2"/>
      <text:p text:style-name="P3">OUTPUT : </text:p>
      <text:p text:style-name="P9"><text:bookmark text:name="cell-id=998d5165-1dfe-4036-b56e-c1058903e5d7"/>Original Array : </text:p>
      <text:p text:style-name="P9"><text:s/>[ 0 <text:s/>1 <text:s/>2 <text:s/>3 <text:s/>4 <text:s/>5 <text:s/>6 <text:s/>7 <text:s/>8 <text:s/>9 10 11 12 13 14 15 16 17 18 19 20]</text:p>
      <text:p text:style-name="P9">After changing the sign of the numbers in the range from 9 to 15:</text:p>
      <text:p text:style-name="P9">[ <text:s/>0 <text:s text:c="2"/>1 <text:s text:c="2"/>2 <text:s text:c="2"/>3 <text:s text:c="2"/>4 <text:s text:c="2"/>5 <text:s text:c="2"/>6 <text:s text:c="2"/>7 <text:s text:c="2"/>8 <text:s/>-9 -10 -11 -12 -13 -14 -15 <text:s/>16 <text:s/>17</text:p>
      <text:p text:style-name="P10"><text:s text:c="2"/>18 <text:s/>19 <text:s/>20]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5">EXERCISE 5</text:p>
      <text:p text:style-name="P5"/>
      <text:p text:style-name="P7">AIM :</text:p>
      <text:p text:style-name="P7"><text:s/></text:p>
      <text:p text:style-name="P7">Write a NumPy program to create a 5x5 zero matrix with elements on the main diagonal equal to 1, 2, 3, 4, 5.</text:p>
      <text:p text:style-name="P7"/>
      <text:p text:style-name="P7"/>
      <text:p text:style-name="P7">PROGRAM :</text:p>
      <text:p text:style-name="P7"/>
      <text:p text:style-name="P2">print(np.diag([1,2,3,4,5]))</text:p>
      <text:p text:style-name="P2"/>
      <text:p text:style-name="P3">OUTPUT :</text:p>
      <text:p text:style-name="P9"><text:bookmark text:name="cell-id=09574db3-e89e-4348-bc5d-300851541b2b"/>[[1 0 0 0 0]</text:p>
      <text:p text:style-name="P9"><text:s/>[0 2 0 0 0]</text:p>
      <text:p text:style-name="P9"><text:s/>[0 0 3 0 0]</text:p>
      <text:p text:style-name="P9"><text:s/>[0 0 0 4 0]</text:p>
      <text:p text:style-name="P10"><text:s/>[0 0 0 0 5]]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>EXERCISE 6</text:p>
      <text:p text:style-name="P4"/>
      <text:p text:style-name="P4">AIM :</text:p>
      <text:p text:style-name="P4"/>
      <text:p text:style-name="P4">Write a NumPy program to compute sum of all elements, sum of each column and sum of each row of a given array.</text:p>
      <text:p text:style-name="P1"/>
      <text:p text:style-name="P1"/>
      <text:p text:style-name="P4">PROGRAM:</text:p>
      <text:p text:style-name="P9"/>
      <text:p text:style-name="P9">a=np.array([[1,2,3],[4,5,6],[7,8,9]])</text:p>
      <text:p text:style-name="P1">print("Sum of all elements : ",np.sum(a))</text:p>
      <text:p text:style-name="P1">print("Sum of each column : ",np.sum(a,axis=0))</text:p>
      <text:p text:style-name="P2">print("Sum of each <text:span text:style-name="T3">row </text:span>: ",np.sum(a,axis=1))</text:p>
      <text:p text:style-name="P2"/>
      <text:p text:style-name="P3">OUTPUT :</text:p>
      <text:p text:style-name="P9"><text:bookmark text:name="cell-id=823d563d-aa4c-4982-b3e5-c9b54bd9bef2"/>Sum of all elements : <text:s/>45</text:p>
      <text:p text:style-name="P9">Sum of each column : <text:s/>[12 15 18]</text:p>
      <text:p text:style-name="P10">Sum of each <text:span text:style-name="T3">row</text:span> : <text:s/>[ 6 15 24]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>EXERCISE 7</text:p>
      <text:p text:style-name="P4"/>
      <text:p text:style-name="P4">AIM :</text:p>
      <text:p text:style-name="P4"/>
      <text:p text:style-name="P4">Write a NumPy program to save a given array to a text file and load it.</text:p>
      <text:p text:style-name="P9"/>
      <text:p text:style-name="P9"/>
      <text:p text:style-name="P4">PROGRAM:</text:p>
      <text:p text:style-name="P9"/>
      <text:p text:style-name="P1">a=np.array([[1,2,3],[4,5,6],[7,8,9]])</text:p>
      <text:p text:style-name="P1">np.savetxt('new.txt',a)</text:p>
      <text:p text:style-name="P1">t=np.loadtxt('new.txt')</text:p>
      <text:p text:style-name="P2">print(t)</text:p>
      <text:p text:style-name="P2"/>
      <text:p text:style-name="P14">OUTPUT :</text:p>
      <text:p text:style-name="P9"><text:bookmark text:name="cell-id=cc50a8e5-1f63-4f8a-8fd7-5369348835e8"/>[[1. 2. 3.]</text:p>
      <text:p text:style-name="P9"><text:s/>[4. 5. 6.]</text:p>
      <text:p text:style-name="P10"><text:s/>[7. 8. 9.]]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>EXERCISE <text:span text:style-name="T2">8</text:span></text:p>
      <text:p text:style-name="P8"/>
      <text:p text:style-name="P8">AIM :</text:p>
      <text:p text:style-name="P8"/>
      <text:p text:style-name="P8">Write a NumPy program to check whether two arrays are equal (element wise) or not.</text:p>
      <text:p text:style-name="P15"/>
      <text:p text:style-name="P15"/>
      <text:p text:style-name="P8">PROGRAM:</text:p>
      <text:p text:style-name="P15"/>
      <text:p text:style-name="P1">a=np.array([7,2,3])</text:p>
      <text:p text:style-name="P1">b=np.array([4,5,3])</text:p>
      <text:p text:style-name="P1">res=np.array_equal(a,b)</text:p>
      <text:p text:style-name="P2">print("Equal" if res==True else "Not Equal")</text:p>
      <text:p text:style-name="P2"/>
      <text:p text:style-name="P14">OUTPUT :</text:p>
      <text:p text:style-name="P16"><text:bookmark text:name="cell-id=4e29cea6-5379-4820-9f44-4f8a681f55e9"/>Not Equal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>EXERCISE <text:span text:style-name="T2">9</text:span></text:p>
      <text:p text:style-name="P8"/>
      <text:p text:style-name="P8">AIM :</text:p>
      <text:p text:style-name="P8"/>
      <text:p text:style-name="P8">Write a NumPy program to create a 4x4 array with random values, now create a new array from the said array swapping first and last rows.</text:p>
      <text:p text:style-name="P15"/>
      <text:p text:style-name="P15"/>
      <text:p text:style-name="P8">PROGRAM:</text:p>
      <text:p text:style-name="P15"/>
      <text:p text:style-name="P1">arr=np.random.randint(1,30,(4,4))</text:p>
      <text:p text:style-name="P1">print("Original Array : \n",arr)</text:p>
      <text:p text:style-name="P1">arr[[0,3]]=arr[[3,0]]</text:p>
      <text:p text:style-name="P2">print("Swapped Array :\n",arr)</text:p>
      <text:p text:style-name="P2"/>
      <text:p text:style-name="P14">OUTPUT : </text:p>
      <text:p text:style-name="P9">Original Array : </text:p>
      <text:p text:style-name="P1"><text:s/>[[12 14 22 21]</text:p>
      <text:p text:style-name="P1"><text:s/>[19 25 27 <text:s/>3]</text:p>
      <text:p text:style-name="P1"><text:s/>[23 15 <text:s/>9 17]</text:p>
      <text:p text:style-name="P1"><text:s/>[22 <text:s/>2 10 15]]</text:p>
      <text:p text:style-name="P1">Swapped Array :</text:p>
      <text:p text:style-name="P1"><text:s/>[[22 <text:s/>2 10 15]</text:p>
      <text:p text:style-name="P1"><text:s/>[19 25 27 <text:s/>3]</text:p>
      <text:p text:style-name="P1"><text:s/>[23 15 <text:s/>9 17]</text:p>
      <text:p text:style-name="P2"><text:s/>[12 14 22 21]]</text:p>
      <text:p text:style-name="P9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>EXERCISE <text:span text:style-name="T2">10</text:span></text:p>
      <text:p text:style-name="P8"/>
      <text:p text:style-name="P8">AIM :</text:p>
      <text:p text:style-name="P8"/>
      <text:p text:style-name="P8">Write a NumPy program to multiply two given arrays of same size element-by-element.</text:p>
      <text:p text:style-name="P15"/>
      <text:p text:style-name="P15"/>
      <text:p text:style-name="P8">PROGRAM:</text:p>
      <text:p text:style-name="P15"/>
      <text:p text:style-name="P1">import numpy as np</text:p>
      <text:p text:style-name="P1">a=np.array([[1,1,1],[1,2,3]])</text:p>
      <text:p text:style-name="P1">print("Array 1 : ",a)</text:p>
      <text:p text:style-name="P1">b=np.array([[4,3,2],[1,1,1]])</text:p>
      <text:p text:style-name="P1">print("Array 2 : ",b)</text:p>
      <text:p text:style-name="P1">print("Array after muliplying : ")</text:p>
      <text:p text:style-name="P2">print(np.multiply(a,b))</text:p>
      <text:p text:style-name="P2"/>
      <text:p text:style-name="P14">OUTPUT : </text:p>
      <text:p text:style-name="P9">Array 1 : <text:s/>[[1 1 1]</text:p>
      <text:p text:style-name="P9"><text:s/>[1 2 3]]</text:p>
      <text:p text:style-name="P9">Array 2 : <text:s/>[[4 3 2]</text:p>
      <text:p text:style-name="P9"><text:s/>[1 1 1]]</text:p>
      <text:p text:style-name="P9">Array after muliplying : </text:p>
      <text:p text:style-name="P9">[[4 3 2]</text:p>
      <text:p text:style-name="P10"><text:s/>[1 2 3]]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8T14:17:49.691678480</meta:creation-date>
    <dc:date>2023-09-18T14:56:59.508355811</dc:date>
    <meta:editing-duration>PT15M23S</meta:editing-duration>
    <meta:editing-cycles>4</meta:editing-cycles>
    <meta:generator>LibreOffice/7.3.7.2$Linux_X86_64 LibreOffice_project/30$Build-2</meta:generator>
    <meta:document-statistic meta:table-count="0" meta:image-count="0" meta:object-count="0" meta:page-count="10" meta:paragraph-count="138" meta:word-count="612" meta:character-count="3253" meta:non-whitespace-character-count="2685"/>
  </office:meta>
</office:document-meta>
</file>